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bc5a9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bc5a9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bc5a9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bc5a9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bc5a9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bc5a9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bc5a9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bc5a9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bc5a9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bc5a9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bc5a9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bc5a9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bc5a9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bc5a9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bc5a9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bc5a9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bc5a9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Kamila De Jesús Esparragoza Chauran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3/9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262821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Rhubits Alexander Esparragoza Garci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1336591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07.48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8" meta:character-count="1181" meta:non-whitespace-character-count="1013"/>
    <meta:template xlink:type="simple" xlink:actuate="onRequest" xlink:title="Normal" xlink:href=""/>
  </office:meta>
</office:document-meta>
</file>